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Contents_20_1">
      <style:paragraph-properties>
        <style:tab-stops>
          <style:tab-stop style:position="0.6cm"/>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T1"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Tutorial: Extending Thyme</text:p>
      <text:p text:style-name="Text_20_body">January 11<text:span text:style-name="T1">th</text:span>, 2011. Both this Tutorial and the Thyme Template Engine are work in progress.</text:p>
      <text:p text:style-name="Text_20_body">Project web site: <text:a xlink:type="simple" xlink:href="http://www.thymetemplates.org/">http://www.thymetemplates.org</text:a></text:p>
      <text:p text:style-name="Text_20_body">Maven snapshots repository: <text:a xlink:type="simple" xlink:href="http://oss.sonatype.org/content/groups/staging/">http://oss.sonatype.org/content/groups/staging/</text:a></text:p>
      <text:p text:style-name="Text_20_body">Maven artifact specification: </text:p>
      <text:list xml:id="list41555785" text:style-name="L1">
        <text:list-item>
          <text:p text:style-name="P3">Thyme Template Engine: org.thymetemplates : <text:s/>thyme : 1.0-SNAPSHOT</text:p>
          <text:p text:style-name="P3"/>
        </text:list-item>
      </text:list>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6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1<text:tab/>Dialects<text:tab/>2</text:p>
          <text:p text:style-name="P1">2<text:tab/>Attribute Processors<text:tab/>4</text:p>
          <text:p text:style-name="P1">3<text:tab/>Tag Processors<text:tab/>5</text:p>
          <text:p text:style-name="P1">4<text:tab/>Value Processors<text:tab/>6</text:p>
          <text:p text:style-name="P1">5<text:tab/>HelloWorldDialect<text:tab/>7</text:p>
          <text:p text:style-name="P2">5.1<text:tab/>The Attribute Processor<text:tab/>7</text:p>
          <text:p text:style-name="P2">5.2<text:tab/>The Dialect<text:tab/>8</text:p>
          <text:p text:style-name="P2">5.3<text:tab/>Using it<text:tab/>8</text:p>
        </text:index-body>
      </text:table-of-content>
      <text:p text:style-name="Text_20_body"/>
      <text:h text:style-name="Heading_20_1" text:outline-level="1">Dialects</text:h>
      <text:p text:style-name="Text_20_body"/>
      <text:p text:style-name="Text_20_body">If you've read the “Using Thyme” tutorial before getting here (which you should have), you should know that what you've learned is not exactly “Thyme”, but rather the “Thyme Standard Dialect”.</text:p>
      <text:p text:style-name="Text_20_body">What does that mean? It means that all those “thyme:x” attributes you learned to use are only a standard, out-of-the-box set of features, but you can define your own set of attributes (or tags) with the names you wish and use them in Thyme to process your templates. You can define your own dialects.</text:p>
      <text:p text:style-name="Text_20_body">Dialects are objects implementing the org.thymetemplates.dialect.IDialect interface, which looks like this:</text:p>
      <text:p text:style-name="Code">public interface IDialect {</text:p>
      <text:p text:style-name="Code"/>
      <text:p text:style-name="Code"><text:s text:c="4"/>public String getPrefix();</text:p>
      <text:p text:style-name="Code"><text:s text:c="4"/>public boolean getRemoveTopLevelNamespaceAttributeIfPresent();</text:p>
      <text:p text:style-name="Code"><text:s text:c="4"/>public boolean getOmitXmlDeclarationFromOutput();</text:p>
      <text:p text:style-name="Code"><text:s text:c="4"/></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Code"><text:s text:c="4"/></text:p>
      <text:p text:style-name="Code"><text:s text:c="4"/>public Set&lt;IDocTypeTranslation&gt; getDocTypeTranslations();</text:p>
      <text:p text:style-name="Code"><text:s text:c="4"/>public Set&lt;IDocTypeResolutionEntry&gt; getDocTypeResolutionEntries();</text:p>
      <text:p text:style-name="Code"><text:s text:c="4"/></text:p>
      <text:p text:style-name="Code">}</text:p>
      <text:p text:style-name="Text_20_body">Let's see these methods step by step:</text:p>
      <text:p text:style-name="Text_20_body">First, the prefix:</text:p>
      <text:p text:style-name="Code"><text:s text:c="4"/>public String getPrefix();</text:p>
      <text:p text:style-name="Text_20_body">This is the prefix that the tags and attributes of your dialect will have, a kind of namespace. If you create an attribute named “earth” and your dialect prefix is “planet”, you will write this attribute in your templates as “planet:earth”.</text:p>
      <text:p text:style-name="Text_20_body">The prefix for the Standard Dialect is, obviously, “thyme”.</text:p>
      <text:p text:style-name="Text_20_body">Now some behavioural configuration:</text:p>
      <text:p text:style-name="Code"><text:s text:c="4"/>public boolean getRemoveTopLevelNamespaceAttributeIfPresent();</text:p>
      <text:p text:style-name="Code"><text:s text:c="4"/>public boolean getOmitXmlDeclarationFromOutput();</text:p>
      <text:p text:style-name="Text_20_body">The first flag, called “remove top-level namespace attribute if present” tells Thyme if you want it to automatically delete any “xmlns:{prefix}” attributes from the top-level element of your templates. For example, in:</text:p>
      <text:p text:style-name="Code">&lt;html xmlns="http://www.w3.org/1999/xhtml"</text:p>
      <text:p text:style-name="Code"><text:s text:c="6"/>xmlns:thyme="<text:a xlink:type="simple" xlink:href="http://www.thymetemplates.org/">http://www.thymetemplates.org</text:a>"&gt;</text:p>
      <text:p text:style-name="Code"><text:s text:c="4"/>... </text:p>
      <text:p text:style-name="Text_20_body">That “xmlns:thyme” attribute is there in order to declare an XML namespace for tags and/or attributes starting with “thyme:”. This is required in order to allow validation of your templates using the Standard Dialect, but its presence is of no use (and in fact in invalid) once the template has been processed into standard XHTML, so Thyme has to know that it should remove it.</text:p>
      <text:p text:style-name="Text_20_body"><text:soft-page-break/>The second flag, “omit XML declaration from output”, tells Thyme to omit the XML declaration from the result of template processing. XML declarations look like this:</text:p>
      <text:p text:style-name="Code">&lt;?xml version="1.0" encoding="UTF-8" ?&gt;</text:p>
      <text:p text:style-name="Text_20_body">And although at first we could think that any valid XHTML file should include it, Internet Explorer 6 will switch to quirks (non-standards) mode if the first thing to appear in an XHTML document is not the DOCTYPE. XML Declaration is optional in XHTML documents, and so the Thyme Standard Dialect omits it by setting this flag to true.</text:p>
      <text:p text:style-name="Text_20_body">Now, let's have a look at the most important part of the IDialect interface, the processors:</text:p>
      <text:p text:style-name="Code"><text:s text:c="4"/>public Set&lt;IAttrProcessor&gt; getAttrProcessors();</text:p>
      <text:p text:style-name="Code"><text:s text:c="4"/>public Set&lt;ITagProcessor&gt; getTagProcessors();</text:p>
      <text:p text:style-name="Code"><text:s text:c="4"/>public Set&lt;IValueProcessor&gt; getValueProcessors();</text:p>
      <text:p text:style-name="Text_20_body">There are three kinds of processors:</text:p>
      <text:list xml:id="list41541925" text:style-name="L2">
        <text:list-item>
          <text:p text:style-name="P4">Attribute processors are objects in charge of processing the dialect's attributes (e.g: “thyme:text”).</text:p>
        </text:list-item>
        <text:list-item>
          <text:p text:style-name="P4">Tag processors are objects in charge of processing the dialect's tags (the Standard Dialect defines no tags).</text:p>
        </text:list-item>
        <text:list-item>
          <text:p text:style-name="P4">Value processors are objects in charge of processing values in attributes or tags. These classes are made available to attribute and tag processors by thyme and are used by them.</text:p>
        </text:list-item>
      </text:list>
      <text:p text:style-name="Text_20_body">We will cover processors in more detail in next sections.</text:p>
      <text:p text:style-name="Text_20_body">More interface methods:</text:p>
      <text:p text:style-name="Code"><text:s text:c="4"/>public Set&lt;IDocTypeTranslation&gt; getDocTypeTranslations();</text:p>
      <text:p text:style-name="Text_20_body">This returns the set of “DOCTYPE translations” to be applied. If you remember from the “Using Thyme” tutorial, Thyme can perform a series of DOCTYPE translations that allow you to establish a specific DOCTYPE for your templates and expect this DOCTYPE to be translated into another one in your output.</text:p>
      <text:p text:style-name="Text_20_body">Last method:</text:p>
      <text:p text:style-name="Code"><text:s text:c="4"/>public Set&lt;IDocTypeResolutionEntry&gt; getDocTypeResolutionEntries();</text:p>
      <text:p text:style-name="Text_20_body">This method returns the DOCTYPE resolution entries available for the dialect.DOCTYPE resolution entries allow Thyme to resolve DTDs linked from your templates.</text:p>
      <text:p text:style-name="Text_20_body">Thyme makes most standard XHTML DTDs already available to your dialects by implementing the abstract class org.thymetemplates.dialect.AbstractXHTMLDialect, but you can always add your own ones for your own template DTDs.</text:p>
      <text:h text:style-name="Heading_20_1" text:outline-level="1">Attribute Processors</text:h>
      <text:p text:style-name="Text_20_body">Attribute processors implement the org.thymetemplates.processor.attr.IAttrProcessor interface which looks like this:</text:p>
      <text:p text:style-name="Code">public interface IAttrProcessor extends Comparable&lt;IAttrProcessor&gt; {</text:p>
      <text:p text:style-name="Code"/>
      <text:p text:style-name="Code"><text:s text:c="4"/>public String getAttributeName();</text:p>
      <text:p text:style-name="Code"><text:s text:c="4"/></text:p>
      <text:p text:style-name="Code"><text:s text:c="4"/>public Integer getPrecedence();</text:p>
      <text:p text:style-name="Code"><text:s text:c="4"/></text:p>
      <text:p text:style-name="Code"><text:s text:c="4"/>public Set&lt;Class&lt;? extends IValueProcessor&gt;&gt; getValueProcessorDependencies();</text:p>
      <text:p text:style-name="Code"><text:s text:c="4"/></text:p>
      <text:p text:style-name="Code"><text:s text:c="4"/>public AttrProcessResult process(final Arguments arguments, </text:p>
      <text:p text:style-name="Code"><text:s text:c="12"/>final Document document, final Element element, final Attr attribute);</text:p>
      <text:p text:style-name="Code"><text:s text:c="4"/></text:p>
      <text:p text:style-name="Code">}</text:p>
      <text:p text:style-name="Text_20_body">This interface allows the attribute processor to specify the following data:</text:p>
      <text:list xml:id="list41556450" text:style-name="L3">
        <text:list-item>
          <text:p text:style-name="P5">The name of the attribute that will be processed by this object. This name will be suffixed to the dialect prefix like “{prefix}:{attributeName}”.</text:p>
        </text:list-item>
        <text:list-item>
          <text:p text:style-name="P5">The precedence of this processor. When several attributes are present in the same tag, precedence establishes the order In which processors are executed.</text:p>
        </text:list-item>
        <text:list-item>
          <text:p text:style-name="P5">The value processor dependencies. An attribute processor can make use of several value processors, and this method allows Thyme to validate your dialect on startup making sure all the required value processors are declared.</text:p>
        </text:list-item>
      </text:list>
      <text:p text:style-name="Text_20_body">Note that the last method, “process(...)”, which is the one that really performs the attribute processing, receives a special object of class org.thymetemplates.Arguments containing:</text:p>
      <text:list xml:id="list41556161" text:style-name="L4">
        <text:list-item>
          <text:p text:style-name="P6">The Configuration object being used.</text:p>
        </text:list-item>
        <text:list-item>
          <text:p text:style-name="P6">The IContext object being used, including all the declared variables.</text:p>
        </text:list-item>
        <text:list-item>
          <text:p text:style-name="P6">The local variables defined during template processing (for example by means of “thyme:with”)</text:p>
        </text:list-item>
        <text:list-item>
          <text:p text:style-name="P6">The name of the template being processed.</text:p>
        </text:list-item>
      </text:list>
      <text:h text:style-name="Heading_20_1" text:outline-level="1">Tag Processors</text:h>
      <text:p text:style-name="Text_20_body">Tag processors are the tag equivalents to attribute processors, implementing the org.thymetemplates.processor.tag.ITagProcessor interface:</text:p>
      <text:p text:style-name="Code">public interface ITagProcessor {</text:p>
      <text:p text:style-name="Code"><text:s text:c="4"/></text:p>
      <text:p text:style-name="Code"><text:s text:c="4"/>public String getTagName();</text:p>
      <text:p text:style-name="Code"/>
      <text:p text:style-name="Code"><text:s text:c="4"/>public Set&lt;Class&lt;? extends IValueProcessor&gt;&gt; getValueProcessorDependencies();</text:p>
      <text:p text:style-name="Code"><text:s text:c="4"/></text:p>
      <text:p text:style-name="Code"><text:s text:c="4"/>public TagProcessResult process(final Arguments arguments, </text:p>
      <text:p text:style-name="Code"><text:s text:c="12"/>final Document document, final Element element);</text:p>
      <text:p text:style-name="Code"><text:s text:c="4"/></text:p>
      <text:p text:style-name="Code">}</text:p>
      <text:p text:style-name="Text_20_body">This interface provides the following data:</text:p>
      <text:list xml:id="list41557281" text:style-name="L5">
        <text:list-item>
          <text:p text:style-name="P7">The name of the tag that will be processed by this object. This name will be suffixed to the dialect prefix like “{prefix}:{tagName}”.</text:p>
        </text:list-item>
        <text:list-item>
          <text:p text:style-name="P7">The value processor dependencies. Just like attribute processors, tag processors can make use of several value processors, and this method allows Thyme to validate your dialect on startup making sure all the required value processors are declared.</text:p>
        </text:list-item>
      </text:list>
      <text:p text:style-name="Text_20_body">The “process(...)” method receives an org.thymetemplates.Arguments object with important execution info, as described before.</text:p>
      <text:h text:style-name="Heading_20_1" text:outline-level="1">Value Processors</text:h>
      <text:p text:style-name="Text_20_body">Value processors do not directly apply on XML elements like tags and attributes. Instead, they are objects specialized in processing values coming from these tags and attributes. A Value Processor object will be used by one or (usually) many attribute or tag processors.</text:p>
      <text:p text:style-name="Text_20_body">For example, the Thyme Standard dialect has a lot of Attribute Processors, but only five Value Procesors:</text:p>
      <text:list xml:id="list41572475" text:style-name="L6">
        <text:list-item>
          <text:p text:style-name="P8">StandardLinkValueProcessor: for processing link values (“@{x(y='z')}”)</text:p>
        </text:list-item>
        <text:list-item>
          <text:p text:style-name="P8">StandardLiteralValueProcessor: for literal values (“ 'xyz' “)</text:p>
        </text:list-item>
        <text:list-item>
          <text:p text:style-name="P8">StandardMessageValueProcessor: for internationalization message values (“#{x}”)</text:p>
        </text:list-item>
        <text:list-item>
          <text:p text:style-name="P8">StandardVariableValueProcessor: for variable values (“${x.y.z()}”)</text:p>
        </text:list-item>
        <text:list-item>
          <text:p text:style-name="P8">StandardValueProcessor: taking care of conditional values, and automatically delegating on one of the previous four value processors depending on the type of values to be processed.</text:p>
        </text:list-item>
      </text:list>
      <text:p text:style-name="Text_20_body">These five value processors are used by thyme:text, thyme:utext, thyme:alt, etc... (in fact only the fifth, in turn delegating to the rest of them). And of course attribute processors declare these value processors as dependencies in their “getValueProcessorDependencies()” methods.</text:p>
      <text:p text:style-name="Text_20_body">Let's have a look at the org.thymetemplates.processor.value.IValueProcessor interface:</text:p>
      <text:p text:style-name="Code">public interface IValueProcessor {</text:p>
      <text:p text:style-name="Code"><text:s text:c="4"/></text:p>
      <text:p text:style-name="Code"><text:s text:c="4"/>public Stirng getName();</text:p>
      <text:p text:style-name="Code"/>
      <text:p text:style-name="Code"><text:s text:c="4"/>public Set&lt;Class&lt;? extends IValueProcessor&gt;&gt; getValueProcessorDependencies();</text:p>
      <text:p text:style-name="Code"><text:s text:c="4"/></text:p>
      <text:p text:style-name="Code">}</text:p>
      <text:p text:style-name="Text_20_body">And that's all. At their most simple, value processors only need to declare their name (which will be useful for identifying them in logs) and their dependencies on other value processors.</text:p>
      <text:p text:style-name="Text_20_body">Let's have a look now at a value processor interface from the Thyme Standard Dialect, for example the IStandardVariableValueProcessor:</text:p>
      <text:p text:style-name="Code">public interface IStandardVariableValueProcessor extends IValueProcessor {</text:p>
      <text:p text:style-name="Code"/>
      <text:p text:style-name="Code"><text:s text:c="4"/>public Object getVariableValue(final Arguments arguments, final VarValue varValue);</text:p>
      <text:p text:style-name="Code"><text:s text:c="4"/></text:p>
      <text:p text:style-name="Code">}</text:p>
      <text:h text:style-name="Heading_20_1" text:outline-level="1">HelloWorldDialect</text:h>
      <text:p text:style-name="Text_20_body">Let's create a very simple non-validating dialect including only a “hello:world” attribute that will output a greeting for the world that is passed as attribute value, like:</text:p>
      <text:p text:style-name="Code"><text:s text:c="4"/>&lt;p hello:world=”Earth”&gt;Hello, World!&lt;/p&gt;</text:p>
      <text:p text:style-name="Text_20_body">Which should be processed into:</text:p>
      <text:p text:style-name="Code"><text:s text:c="4"/>&lt;p&gt;Hello, Earth!&lt;/p&gt;</text:p>
      <text:h text:style-name="Heading_20_2" text:outline-level="2">The Attribute Processor</text:h>
      <text:p text:style-name="Text_20_body">Let's have a look at the implementation we need for our attribute processor:</text:p>
      <text:p text:style-name="Code">public class WorldAttrProcessor extends AbstractAttrProcessor {</text:p>
      <text:p text:style-name="Code"><text:s text:c="4"/></text:p>
      <text:p text:style-name="Code"><text:s text:c="4"/>public WorldAttrProcessor() {</text:p>
      <text:p text:style-name="Code"><text:s text:c="8"/>super();</text:p>
      <text:p text:style-name="Code"><text:s text:c="4"/>}</text:p>
      <text:p text:style-name="Code"><text:s text:c="4"/></text:p>
      <text:p text:style-name="Code"><text:s text:c="4"/>public String getAttributeName() {</text:p>
      <text:p text:style-name="Code"><text:s text:c="8"/>return "world";</text:p>
      <text:p text:style-name="Code"><text:s text:c="4"/>}</text:p>
      <text:p text:style-name="Code"/>
      <text:p text:style-name="Code"><text:s text:c="4"/>public Integer getPrecedence() {</text:p>
      <text:p text:style-name="Code"><text:s text:c="8"/>return Integer.valueOf(100);</text:p>
      <text:p text:style-name="Code"><text:s text:c="4"/>}</text:p>
      <text:p text:style-name="Code"/>
      <text:p text:style-name="Code"><text:s text:c="4"/>public AttrProcessResult process(</text:p>
      <text:p text:style-name="Code"><text:s text:c="12"/>final Arguments arguments, final Document document,</text:p>
      <text:p text:style-name="Code"><text:s text:c="12"/>final Element element, final Attr attribute) {</text:p>
      <text:p text:style-name="Code"><text:s text:c="8"/></text:p>
      <text:p text:style-name="Code"><text:s text:c="8"/>final String world = attribute.getValue();</text:p>
      <text:p text:style-name="Code"><text:s text:c="8"/>element.setTextContent("Hello, " + world + "!");</text:p>
      <text:p text:style-name="Code"><text:s text:c="8"/></text:p>
      <text:p text:style-name="Code"><text:s text:c="8"/>return AttrProcessResult.forRemoveAttribute();</text:p>
      <text:p text:style-name="Code"><text:s text:c="8"/></text:p>
      <text:p text:style-name="Code"><text:s text:c="4"/>}</text:p>
      <text:p text:style-name="Code"/>
      <text:p text:style-name="Code">}</text:p>
      <text:p text:style-name="Text_20_body">Pretty simple: we specify the attribute name, the precedence (which can be any value because it is our only attribute), and a process method which modifies the DOM Element in the way we want.</text:p>
      <text:h text:style-name="Heading_20_2" text:outline-level="2"><text:soft-page-break/>The Dialect</text:h>
      <text:p text:style-name="Text_20_body">Now we need an IDialect implementation including our new attribute processor:</text:p>
      <text:p text:style-name="Code">public class HelloWorldDialect extends AbstractXHTMLDialect {</text:p>
      <text:p text:style-name="Code"><text:s text:c="4"/></text:p>
      <text:p text:style-name="Code"><text:s text:c="4"/>public HelloWorldDialect() {</text:p>
      <text:p text:style-name="Code"><text:s text:c="8"/>super();</text:p>
      <text:p text:style-name="Code"><text:s text:c="4"/>}</text:p>
      <text:p text:style-name="Code"><text:s text:c="4"/></text:p>
      <text:p text:style-name="Code"><text:s text:c="4"/>public String getPrefix() {</text:p>
      <text:p text:style-name="Code"><text:s text:c="8"/>return "hello";</text:p>
      <text:p text:style-name="Code"><text:s text:c="4"/>}</text:p>
      <text:p text:style-name="Code"/>
      <text:p text:style-name="Code"><text:s text:c="4"/>@Override</text:p>
      <text:p text:style-name="Code"><text:s text:c="4"/>public Set&lt;IAttrProcessor&gt; getAttrProcessors() {</text:p>
      <text:p text:style-name="Code"><text:s text:c="8"/>final Set&lt;IAttrProcessor&gt; attrProcessors = new HashSet&lt;IAttrProcessor&gt;();</text:p>
      <text:p text:style-name="Code"><text:s text:c="8"/>attrProcessors.add(new WorldAttrProcessor());</text:p>
      <text:p text:style-name="Code"><text:s text:c="8"/>return attrProcessors;</text:p>
      <text:p text:style-name="Code"><text:s text:c="4"/>}</text:p>
      <text:p text:style-name="Code"/>
      <text:p text:style-name="Code">}</text:p>
      <text:p text:style-name="Text_20_body">Simple as well. We just declare the prefix and the attribute processor we created. And that's all.</text:p>
      <text:p text:style-name="Text_20_body">Let's use our brand new dialect now.</text:p>
      <text:h text:style-name="Heading_20_2" text:outline-level="2">Using it</text:h>
      <text:p text:style-name="Text_20_body">We can now use our HelloWorldDialect very easily:</text:p>
      <text:p text:style-name="Code">public String processTemplate(final String templateName) {</text:p>
      <text:p text:style-name="Code"><text:s text:c="8"/></text:p>
      <text:p text:style-name="Code"><text:s text:c="4"/>final ITemplateResolver templateResolver = new ClassLoaderTemplateResolver();</text:p>
      <text:p text:style-name="Code"><text:s text:c="8"/></text:p>
      <text:p text:style-name="Code"><text:s text:c="4"/>final IDialect dialect = new HelloWorldDialect();</text:p>
      <text:p text:style-name="Code"><text:s text:c="4"/>final Configuration configuration = </text:p>
      <text:p text:style-name="Code"><text:s text:c="8"/>new Configuration(dialect, templateResolver, false);</text:p>
      <text:p text:style-name="Code"><text:s text:c="8"/></text:p>
      <text:p text:style-name="Code"><text:s text:c="4"/>final TemplateEngine templateEngine = new TemplateEngine(configuration);</text:p>
      <text:p text:style-name="Code"><text:s text:c="8"/></text:p>
      <text:p text:style-name="Code"><text:s text:c="4"/>final IContext context = new Context(new Locale("es", "ES"));</text:p>
      <text:p text:style-name="Code"><text:s text:c="8"/></text:p>
      <text:p text:style-name="Code"><text:s text:c="4"/>return templateEngine.process(templateName, context);</text:p>
      <text:p text:style-name="Code"><text:s text:c="8"/></text:p>
      <text:p text:style-name="Code">}</text:p>
      <text:p text:style-name="Text_20_body">Then we create our template:</text:p>
      <text:p text:style-name="Code">&lt;!DOCTYPE html PUBLIC</text:p>
      <text:p text:style-name="Code"><text:s text:c="10"/>"-//W3C//DTD XHTML 1.0 Strict//EN"</text:p>
      <text:p text:style-name="Code"><text:s text:c="10"/>"http://www.w3.org/TR/xhtml1/DTD/xhtml1-strict.dtd"&gt;</text:p>
      <text:p text:style-name="Code"/>
      <text:p text:style-name="Code">&lt;html xmlns="http://www.w3.org/1999/xhtml"</text:p>
      <text:p text:style-name="Code"><text:s text:c="6"/>xmlns:hello="http://helloworld"&gt;</text:p>
      <text:p text:style-name="Code"><text:soft-page-break/></text:p>
      <text:p text:style-name="Code"><text:s text:c="2"/>&lt;head&gt;</text:p>
      <text:p text:style-name="Code"><text:s text:c="4"/>&lt;title&gt;Hello World Test&lt;/title&gt;</text:p>
      <text:p text:style-name="Code"><text:s text:c="4"/>&lt;meta http-equiv="Content-Type" content="text/html; charset=UTF-8" /&gt;</text:p>
      <text:p text:style-name="Code"><text:s text:c="2"/>&lt;/head&gt;</text:p>
      <text:p text:style-name="Code"/>
      <text:p text:style-name="Code"><text:s text:c="2"/>&lt;body id="body"&gt;</text:p>
      <text:p text:style-name="Code"><text:s text:c="4"/>&lt;p hello:world="Earth"&gt;Hello, World!&lt;/p&gt;</text:p>
      <text:p text:style-name="Code"><text:s text:c="2"/>&lt;/body&gt;</text:p>
      <text:p text:style-name="Code"><text:s text:c="2"/></text:p>
      <text:p text:style-name="Code">&lt;/html&gt;</text:p>
      <text:p text:style-name="Text_20_body">And process it:</text:p>
      <text:p text:style-name="Code">&lt;!DOCTYPE html PUBLIC </text:p>
      <text:p text:style-name="Code"><text:s text:c="10"/>"-//W3C//DTD XHTML 1.0 Strict//EN" </text:p>
      <text:p text:style-name="Code"><text:s text:c="10"/>"http://www.w3.org/TR/xhtml1/DTD/xhtml1-strict.dtd"&gt;</text:p>
      <text:p text:style-name="Code"/>
      <text:p text:style-name="Code">&lt;html xmlns="http://www.w3.org/1999/xhtml"&gt;</text:p>
      <text:p text:style-name="Code"/>
      <text:p text:style-name="Code"><text:s text:c="2"/>&lt;head&gt;</text:p>
      <text:p text:style-name="Code"><text:s text:c="4"/>&lt;title&gt;Hello World Test&lt;/title&gt;</text:p>
      <text:p text:style-name="Code"><text:s text:c="4"/>&lt;meta content="text/html; charset=UTF-8" http-equiv="Content-Type"/&gt;</text:p>
      <text:p text:style-name="Code"><text:s text:c="2"/>&lt;/head&gt;</text:p>
      <text:p text:style-name="Code"/>
      <text:p text:style-name="Code"><text:s text:c="2"/>&lt;body id="body"&gt;</text:p>
      <text:p text:style-name="Code"><text:s text:c="4"/>&lt;p&gt;Hello, Earth!&lt;/p&gt;</text:p>
      <text:p text:style-name="Code"><text:s text:c="2"/>&lt;/body&gt;</text:p>
      <text:p text:style-name="Code"><text:s text:c="2"/></text:p>
      <text:p text:style-name="Cod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1.199cm" fo:text-align="start" style:justify-single-word="false" style:page-number="auto" fo:break-before="page" fo:padding="0cm" fo:border-left="none" fo:border-right="none" fo:border-top="none" fo:border-bottom="0.035cm solid #000000" style:shadow="none"/>
      <style:text-properties fo:font-variant="small-caps" fo:font-size="26pt" fo:font-style="italic" style:text-underline-style="none" fo:font-weight="bold"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499cm" fo:margin-bottom="1cm" fo:text-align="start" style:justify-single-word="false" style:page-number="auto" fo:break-before="auto" fo:break-after="auto" fo:background-color="transparent" fo:padding="0cm" fo:border="none" style:shadow="none">
        <style:tab-stops/>
        <style:background-image/>
      </style:paragraph-properties>
      <style:text-properties fo:font-variant="small-caps" fo:font-size="20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4cm" fo:margin-right="0.4cm" fo:margin-top="0.049cm" fo:margin-bottom="0.049cm" fo:line-height="100%" fo:text-indent="0cm" style:auto-text-indent="false" style:page-number="auto" fo:background-color="transparent" fo:padding-left="0.199cm" fo:padding-right="0.199cm" fo:padding-top="0.4cm" fo:padding-bottom="0.4cm" fo:border="0.002cm solid #000000" style:shadow="none">
        <style:tab-stops/>
        <style:background-image/>
      </style:paragraph-properties>
      <style:text-properties style:font-name="Courier New"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fo:font-size="12pt"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Document_20_Title" style:display-name="Document Title" style:family="paragraph" style:class="text" style:master-page-name="">
      <style:paragraph-properties fo:margin-top="1.499cm" fo:margin-bottom="2cm" fo:text-align="center" style:justify-single-word="false" style:page-number="auto"/>
      <style:text-properties fo:font-variant="small-caps" style:font-name="Arial2" fo:font-size="36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1.499cm" fo:text-indent="-1.02cm" fo:margin-left="1.0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2-05T21:43:56.32</dc:date>
    <dc:creator>Daniel Fernandez</dc:creator>
    <meta:editing-duration>PT134H20M54S</meta:editing-duration>
    <meta:editing-cycles>301</meta:editing-cycles>
    <meta:generator>OpenOffice.org/3.2$Win32 OpenOffice.org_project/320m18$Build-9502</meta:generator>
    <meta:document-statistic meta:table-count="0" meta:image-count="0" meta:object-count="0" meta:page-count="9" meta:paragraph-count="220" meta:word-count="1603" meta:character-count="12568"/>
  </office:meta>
</office:document-meta>
</file>